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900000005ADEEB3CF6DB2156F4.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ans-serif"/>
    <style:font-face style:name="Mangal1" svg:font-family="Mangal"/>
    <style:font-face style:name="Neon Sans 400 Normal" svg:font-family="'Neon Sans 400 Normal', sans-serif"/>
    <style:font-face style:name="Roboto1" svg:font-family="Roboto, Arial"/>
    <style:font-face style:name="Roboto" svg:font-family="Roboto, sans-serif"/>
    <style:font-face style:name="Verdana" svg:font-family="Verdana, Georgia, 'Times New Roman', Times, serif"/>
    <style:font-face style:name="open sans" svg:font-family="'open sans', sans-serif"/>
    <style:font-face style:name="Arial1" svg:font-family="Arial" style:font-family-generic="swiss"/>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automatic-styles>
    <style:style style:name="Tabela1" style:family="table">
      <style:table-properties style:width="17.912cm" fo:margin-left="-1.201cm" table:align="left" style:writing-mode="lr-tb"/>
    </style:style>
    <style:style style:name="Tabela1.A" style:family="table-column">
      <style:table-column-properties style:column-width="4.26cm"/>
    </style:style>
    <style:style style:name="Tabela1.B" style:family="table-column">
      <style:table-column-properties style:column-width="7.541cm"/>
    </style:style>
    <style:style style:name="Tabela1.C" style:family="table-column">
      <style:table-column-properties style:column-width="6.112cm"/>
    </style:style>
    <style:style style:name="Tabela1.A1" style:family="table-cell">
      <style:table-cell-properties style:vertical-align="middle" fo:padding="0cm" fo:border="none"/>
    </style:style>
    <style:style style:name="Tabela1.25" style:family="table-row">
      <style:table-row-properties fo:background-color="#f6f6f6">
        <style:background-image/>
      </style:table-row-properties>
    </style:style>
    <style:style style:name="P1" style:family="paragraph" style:parent-style-name="Standard">
      <loext:graphic-properties draw:fill="solid" draw:fill-color="#ffffff"/>
      <style:paragraph-properties fo:margin-left="0cm" fo:margin-right="0.101cm" fo:text-align="center" style:justify-single-word="false" fo:orphans="2" fo:widows="2" fo:text-indent="0cm" style:auto-text-indent="false" fo:background-color="#ffffff" style:writing-mode="lr-tb">
        <style:tab-stops>
          <style:tab-stop style:position="13.176cm"/>
          <style:tab-stop style:position="13.996cm"/>
        </style:tab-stops>
      </style:paragraph-properties>
      <style:text-properties style:font-name="Spranq eco sans" fo:font-size="9pt" fo:language="none" fo:country="none" style:font-size-asian="9pt" style:language-asian="none" style:country-asian="none" style:font-name-complex="Spranq eco sans" style:font-size-complex="9pt"/>
    </style:style>
    <style:style style:name="P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Spranq eco sans" fo:font-size="9pt" fo:language="none" fo:country="none" fo:font-weight="bold" style:font-size-asian="9pt" style:language-asian="none" style:country-asian="none" style:font-weight-asian="bold" style:font-name-complex="Spranq eco sans" style:font-size-complex="9pt"/>
    </style:style>
    <style:style style:name="P3"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P4" style:family="paragraph" style:parent-style-name="Standard">
      <loext:graphic-properties draw:fill="solid" draw:fill-color="#ffffff"/>
      <style:paragraph-properties fo:margin-left="0cm" fo:margin-right="0cm" fo:line-height="150%" fo:text-align="center" style:justify-single-word="false" fo:orphans="2" fo:widows="2" fo:text-indent="0cm" style:auto-text-indent="false" fo:background-color="#ffffff" style:writing-mode="lr-tb"/>
      <style:text-properties style:font-name="Arial" fo:font-size="16pt" fo:font-weight="bold" style:font-size-asian="16pt" style:font-weight-asian="bold" style:font-name-complex="Arial" style:font-size-complex="16pt" style:font-weight-complex="bold"/>
    </style:style>
    <style:style style:name="P5" style:family="paragraph" style:parent-style-name="Standard">
      <loext:graphic-properties draw:fill="solid" draw:fill-color="#ffffff"/>
      <style:paragraph-properties fo:margin-left="0cm" fo:margin-right="0cm" fo:line-height="150%" fo:text-align="justify" style:justify-single-word="false" fo:orphans="2" fo:widows="2" fo:text-indent="0cm" style:auto-text-indent="false" fo:background-color="#ffffff" style:writing-mode="lr-tb"/>
      <style:text-properties style:font-name="Arial" style:font-name-complex="Arial"/>
    </style:style>
    <style:style style:name="P6" style:family="paragraph" style:parent-style-name="Standard">
      <loext:graphic-properties draw:fill="solid" draw:fill-color="#ffffff"/>
      <style:paragraph-properties fo:margin-left="-0.3cm" fo:margin-right="0.199cm" fo:text-align="center" style:justify-single-word="false" fo:orphans="2" fo:widows="2" fo:text-indent="0.101cm" style:auto-text-indent="false" fo:background-color="#ffffff" style:writing-mode="lr-tb">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P7" style:family="paragraph" style:parent-style-name="Standard">
      <loext:graphic-properties draw:fill="solid" draw:fill-color="#ffffff"/>
      <style:paragraph-properties fo:margin-left="0cm" fo:margin-right="0.199cm" fo:text-align="end" style:justify-single-word="false" fo:orphans="2" fo:widows="2" fo:text-indent="0cm" style:auto-text-indent="false" fo:background-color="#ffffff" style:writing-mode="lr-tb">
        <style:tab-stops>
          <style:tab-stop style:position="0cm"/>
        </style:tab-stops>
      </style:paragraph-properties>
      <style:text-properties fo:color="#2a6099" style:font-name="Tahoma" fo:font-size="10pt" style:text-underline-style="none" fo:font-weight="normal" officeooo:paragraph-rsid="00280c31" style:font-size-asian="10pt" style:font-weight-asian="normal" style:font-name-complex="Tahoma" style:font-size-complex="10pt" style:font-weight-complex="normal"/>
    </style:style>
    <style:style style:name="P8" style:family="paragraph" style:parent-style-name="Standard">
      <style:paragraph-properties fo:line-height="150%" fo:text-align="center" style:justify-single-word="false"/>
      <style:text-properties style:font-name="Arial" fo:font-size="14pt" fo:font-weight="bold" style:font-size-asian="14pt" style:font-weight-asian="bold" style:font-name-complex="Arial" style:font-size-complex="14pt" style:font-weight-complex="bold"/>
    </style:style>
    <style:style style:name="P9" style:family="paragraph" style:parent-style-name="Standard">
      <style:paragraph-properties fo:line-height="150%" fo:text-align="center"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style:font-name-complex="Arial"/>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font-weight-complex="bold"/>
    </style:style>
    <style:style style:name="P12"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 style:font-size-complex="12pt" style:font-weight-complex="bold"/>
    </style:style>
    <style:style style:name="P13" style:family="paragraph" style:parent-style-name="Standard">
      <style:paragraph-properties fo:line-height="150%" fo:text-align="center" style:justify-single-word="false"/>
      <style:text-properties style:font-name="Arial" fo:font-size="12pt" fo:font-weight="bold" style:font-size-asian="12pt" style:font-weight-asian="bold" style:font-name-complex="Arial" style:font-size-complex="12pt" style:font-weight-complex="bold"/>
    </style:style>
    <style:style style:name="P14" style:family="paragraph" style:parent-style-name="Standard">
      <style:paragraph-properties fo:line-height="150%" fo:text-align="justify" style:justify-single-word="false"/>
      <style:text-properties style:font-name="Arial" fo:font-size="16pt" fo:font-weight="bold" style:font-size-asian="16pt" style:font-weight-asian="bold" style:font-name-complex="Arial" style:font-size-complex="16pt" style:font-weight-complex="bold"/>
    </style:style>
    <style:style style:name="P15" style:family="paragraph" style:parent-style-name="Standard">
      <style:paragraph-properties fo:line-height="150%" fo:text-align="start"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Standard">
      <style:paragraph-properties fo:line-height="150%" fo:text-align="start" style:justify-single-word="false"/>
      <style:text-properties style:use-window-font-color="true" style:font-name="Arial" fo:font-size="12pt" fo:language="pt" fo:country="BR" style:text-underline-style="solid" style:text-underline-width="auto" style:text-underline-color="font-color" fo:font-weight="bold" officeooo:rsid="001ef5a1" officeooo:paragraph-rsid="001ef5a1" style:font-name-asian="Times New Roman" style:font-size-asian="12pt" style:language-asian="zh" style:country-asian="CN" style:font-weight-asian="bold" style:font-name-complex="Arial" style:font-size-complex="12pt" style:language-complex="ar" style:country-complex="SA" style:font-weight-complex="bold"/>
    </style:style>
    <style:style style:name="P17" style:family="paragraph" style:parent-style-name="Standard">
      <style:paragraph-properties fo:line-height="150%" fo:text-align="center" style:justify-single-word="false"/>
      <style:text-properties style:font-name="Arial" fo:font-size="16pt" fo:font-weight="bold" officeooo:rsid="00319ea9" officeooo:paragraph-rsid="00319ea9" style:font-size-asian="16pt" style:font-weight-asian="bold" style:font-name-complex="Arial" style:font-size-complex="16pt" style:font-weight-complex="bold"/>
    </style:style>
    <style:style style:name="P18"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paragraph-rsid="000149d2" fo:hyphenate="false" fo:hyphenation-remain-char-count="2" fo:hyphenation-push-char-count="2"/>
    </style:style>
    <style:style style:name="P19"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solid" style:text-underline-width="auto" style:text-underline-color="font-color" fo:font-weight="bold" officeooo:rsid="003547be" officeooo:paragraph-rsid="003547be" style:font-weight-asian="bold" style:font-weight-complex="bold" fo:hyphenate="false" fo:hyphenation-remain-char-count="2" fo:hyphenation-push-char-count="2"/>
    </style:style>
    <style:style style:name="P20"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solid" style:text-underline-width="auto" style:text-underline-color="font-color" fo:font-weight="bold" officeooo:rsid="00370cab" officeooo:paragraph-rsid="00370cab" style:font-weight-asian="bold" style:font-weight-complex="bold" fo:hyphenate="false" fo:hyphenation-remain-char-count="2" fo:hyphenation-push-char-count="2"/>
    </style:style>
    <style:style style:name="P21"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rsid="003547be" officeooo:paragraph-rsid="000149d2" fo:hyphenate="false" fo:hyphenation-remain-char-count="2" fo:hyphenation-push-char-count="2"/>
    </style:style>
    <style:style style:name="P22"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officeooo:rsid="003547be" officeooo:paragraph-rsid="003547be" fo:hyphenate="false" fo:hyphenation-remain-char-count="2" fo:hyphenation-push-char-count="2"/>
    </style:style>
    <style:style style:name="P23"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none" fo:font-weight="normal" officeooo:rsid="003547be" officeooo:paragraph-rsid="003547be" style:font-weight-asian="normal" style:font-weight-complex="normal" fo:hyphenate="false" fo:hyphenation-remain-char-count="2" fo:hyphenation-push-char-count="2"/>
    </style:style>
    <style:style style:name="P24"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text-underline-style="none" fo:font-weight="normal" officeooo:rsid="00370cab" officeooo:paragraph-rsid="00370cab" style:font-weight-asian="normal" style:font-weight-complex="normal" fo:hyphenate="false" fo:hyphenation-remain-char-count="2" fo:hyphenation-push-char-count="2"/>
    </style:style>
    <style:style style:name="P25"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fo:font-style="normal" style:text-underline-style="solid" style:text-underline-width="auto" style:text-underline-color="font-color" fo:font-weight="bold" officeooo:rsid="003547be" officeooo:paragraph-rsid="003547be" style:font-style-asian="normal" style:font-weight-asian="bold" style:font-style-complex="normal" style:font-weight-complex="bold" fo:hyphenate="false" fo:hyphenation-remain-char-count="2" fo:hyphenation-push-char-count="2"/>
    </style:style>
    <style:style style:name="P26" style:family="paragraph" style:parent-style-name="Standard">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fo:font-style="normal" style:text-underline-style="solid" style:text-underline-width="auto" style:text-underline-color="font-color" fo:font-weight="bold" officeooo:rsid="00370cab" officeooo:paragraph-rsid="00370cab" style:font-style-asian="normal" style:font-weight-asian="bold" style:font-style-complex="normal" style:font-weight-complex="bold" fo:hyphenate="false" fo:hyphenation-remain-char-count="2" fo:hyphenation-push-char-count="2"/>
    </style:style>
    <style:style style:name="P27" style:family="paragraph" style:parent-style-name="Standard">
      <loext:graphic-properties draw:fill="none" draw:fill-color="#ffffff"/>
      <style:paragraph-properties fo:margin-left="0cm" fo:margin-right="0cm" fo:margin-top="0.201cm" fo:margin-bottom="0.201cm" loext:contextual-spacing="false"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font-name="Tahoma" fo:font-size="12pt" fo:font-weight="normal" officeooo:rsid="0037fbde" officeooo:paragraph-rsid="0037fbde" fo:hyphenate="false" fo:hyphenation-remain-char-count="2" fo:hyphenation-push-char-count="2"/>
    </style:style>
    <style:style style:name="P28" style:family="paragraph" style:parent-style-name="Standard" style:master-page-name="Standard">
      <style:paragraph-properties fo:line-height="150%" fo:text-align="center" style:justify-single-word="false" style:page-number="auto"/>
      <style:text-properties style:font-name="Arial" fo:font-size="14pt" fo:font-weight="bold" style:font-size-asian="14pt" style:font-weight-asian="bold" style:font-name-complex="Arial" style:font-size-complex="14pt" style:font-weight-complex="bold"/>
    </style:style>
    <style:style style:name="P29" style:family="paragraph" style:parent-style-name="Standard">
      <loext:graphic-properties draw:fill="none" draw:fill-color="#ffffff"/>
      <style:paragraph-properties fo:margin-left="1.27cm" fo:margin-right="0cm" fo:margin-top="0.201cm" fo:margin-bottom="0.201cm" loext:contextual-spacing="false"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font-name="Tahoma" fo:font-size="12pt" style:text-underline-style="none" fo:font-weight="normal" officeooo:rsid="00370cab" officeooo:paragraph-rsid="00370cab" style:font-size-asian="12pt" style:font-weight-asian="normal" style:font-size-complex="12pt" style:font-weight-complex="normal" fo:hyphenate="false" fo:hyphenation-remain-char-count="2" fo:hyphenation-push-char-count="2"/>
    </style:style>
    <style:style style:name="P30" style:family="paragraph" style:parent-style-name="Standard">
      <loext:graphic-properties draw:fill="none" draw:fill-color="#ffffff"/>
      <style:paragraph-properties fo:margin-left="1.27cm" fo:margin-right="0cm" fo:margin-top="0.201cm" fo:margin-bottom="0.201cm" loext:contextual-spacing="false"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style:font-name="Tahoma" fo:font-size="12pt" fo:font-weight="normal" officeooo:paragraph-rsid="00370cab" fo:hyphenate="false" fo:hyphenation-remain-char-count="2" fo:hyphenation-push-char-count="2"/>
    </style:style>
    <style:style style:name="P31" style:family="paragraph" style:parent-style-name="Table_20_Contents">
      <style:paragraph-properties fo:margin-left="1.27cm" fo:margin-right="0cm" fo:margin-top="0.201cm" fo:margin-bottom="0.201cm" loext:contextual-spacing="false" fo:line-height="150%" fo:text-indent="0cm" style:auto-text-indent="false"/>
      <style:text-properties style:text-line-through-style="none" style:text-line-through-type="none" style:font-name="Tahoma" fo:font-size="12pt" style:text-underline-style="none" style:text-blinking="false" style:font-size-asian="12pt" style:font-size-complex="12pt"/>
    </style:style>
    <style:style style:name="P32" style:family="paragraph" style:parent-style-name="Table_20_Contents">
      <style:paragraph-properties fo:margin-left="1.27cm" fo:margin-right="0cm" fo:margin-top="0.201cm" fo:margin-bottom="0.201cm" loext:contextual-spacing="false" fo:line-height="150%" fo:text-indent="0cm" style:auto-text-indent="false"/>
    </style:style>
    <style:style style:name="P33" style:family="paragraph" style:parent-style-name="Table_20_Contents">
      <style:paragraph-properties fo:margin-left="1.27cm" fo:margin-right="0cm" fo:margin-top="0.201cm" fo:margin-bottom="0.201cm" loext:contextual-spacing="false" fo:line-height="150%" fo:text-indent="0cm" style:auto-text-indent="false"/>
      <style:text-properties style:text-line-through-style="none" style:text-line-through-type="none" style:font-name="Tahoma" fo:font-size="12pt" style:text-underline-style="none" style:text-blinking="false" style:font-size-asian="12pt" style:font-size-complex="12pt"/>
    </style:style>
    <style:style style:name="P34" style:family="paragraph" style:parent-style-name="Table_20_Heading">
      <style:paragraph-properties fo:margin-left="1.27cm" fo:margin-right="0cm" fo:margin-top="0.201cm" fo:margin-bottom="0.201cm" loext:contextual-spacing="false" fo:line-height="150%" fo:text-indent="0cm" style:auto-text-indent="false"/>
      <style:text-properties fo:text-transform="uppercase" fo:color="#787878" style:text-line-through-style="none" style:text-line-through-type="none" style:font-name="Tahoma" fo:font-size="12pt" style:text-underline-style="none" fo:font-weight="bold" style:text-blinking="false" style:font-size-asian="12pt" style:font-size-complex="12pt"/>
    </style:style>
    <style:style style:name="P35" style:family="paragraph" style:parent-style-name="Heading_20_1">
      <loext:graphic-properties draw:fill="none" draw:fill-color="#ffffff"/>
      <style:paragraph-properties fo:margin-left="0cm" fo:margin-right="0cm" fo:line-height="150%" fo:text-align="justify" style:justify-single-word="false" fo:orphans="2" fo:widows="2" fo:hyphenation-ladder-count="no-limit" fo:text-indent="0cm" style:auto-text-indent="false" fo:background-color="transparent" style:text-autospace="ideograph-alpha" style:punctuation-wrap="hanging" style:line-break="strict" style:writing-mode="lr-tb"/>
      <style:text-properties fo:font-variant="normal" fo:text-transform="none" fo:color="#000000" style:text-line-through-style="none" style:text-line-through-type="none" style:font-name="Roboto1" fo:font-size="36pt" fo:letter-spacing="normal" fo:font-style="normal" style:text-underline-style="none" fo:font-weight="normal" officeooo:rsid="00370cab" officeooo:paragraph-rsid="00370cab" style:text-blinking="false" style:font-style-asian="normal" style:font-weight-asian="bold" style:font-style-complex="normal" style:font-weight-complex="bold" fo:hyphenate="false" fo:hyphenation-remain-char-count="2" fo:hyphenation-push-char-count="2"/>
    </style:style>
    <style:style style:name="T1" style:family="text">
      <style:text-properties officeooo:rsid="001d1f71"/>
    </style:style>
    <style:style style:name="T2" style:family="text">
      <style:text-properties fo:font-variant="normal" fo:text-transform="none" fo:color="#000000" style:font-name="Roboto" fo:font-size="12pt" fo:letter-spacing="normal" fo:font-style="normal" fo:font-weight="normal" style:font-size-asian="12pt" style:font-name-complex="Arial1" style:font-size-complex="12pt"/>
    </style:style>
    <style:style style:name="T3" style:family="text">
      <style:text-properties fo:font-variant="normal" fo:text-transform="none" fo:color="#000000" style:font-name="Roboto" fo:font-size="12pt" fo:letter-spacing="normal" fo:font-style="normal" fo:font-weight="normal" officeooo:rsid="003547be" style:font-size-asian="12pt" style:font-name-complex="Arial1" style:font-size-complex="12pt"/>
    </style:style>
    <style:style style:name="T4" style:family="text">
      <style:text-properties fo:font-variant="normal" fo:text-transform="none" fo:color="#000000" style:font-name="Roboto" fo:font-size="12pt" fo:letter-spacing="normal" fo:font-style="normal" style:font-size-asian="12pt" style:font-name-complex="Arial1" style:font-size-complex="12pt"/>
    </style:style>
    <style:style style:name="T5" style:family="text">
      <style:text-properties fo:font-variant="normal" fo:text-transform="none" fo:color="#000000" style:font-name="Roboto" fo:font-size="12pt" fo:letter-spacing="normal" style:font-size-asian="12pt" style:font-name-complex="Arial1" style:font-size-complex="12pt"/>
    </style:style>
    <style:style style:name="T6" style:family="text">
      <style:text-properties fo:font-variant="normal" fo:text-transform="none" fo:color="#000000" fo:font-size="12pt" fo:letter-spacing="normal" fo:font-style="normal" style:font-size-asian="12pt" style:font-name-complex="Arial1" style:font-size-complex="12pt"/>
    </style:style>
    <style:style style:name="T7" style:family="text">
      <style:text-properties fo:font-variant="normal" fo:text-transform="none" fo:color="#000000" fo:letter-spacing="normal" fo:font-style="normal" style:font-name-complex="Arial1"/>
    </style:style>
    <style:style style:name="T8" style:family="text">
      <style:text-properties fo:font-variant="normal" fo:text-transform="none" fo:color="#333333" style:font-name="Neon Sans 400 Normal" fo:letter-spacing="normal" fo:font-style="normal" style:font-size-asian="12pt" style:font-name-complex="Arial1" style:font-size-complex="12pt"/>
    </style:style>
    <style:style style:name="T9" style:family="text">
      <style:text-properties style:font-name="Roboto" fo:font-size="12pt" style:font-size-asian="12pt" style:font-name-complex="Arial1" style:font-size-complex="12pt"/>
    </style:style>
    <style:style style:name="T10" style:family="text">
      <style:text-properties style:font-name="Tahoma" fo:font-size="12pt" officeooo:rsid="000ee3fb" style:font-size-asian="12pt" style:font-name-complex="Arial1" style:font-size-complex="12pt"/>
    </style:style>
    <style:style style:name="T11" style:family="text">
      <style:text-properties style:text-line-through-style="none" style:text-line-through-type="none" style:text-underline-style="none" style:text-blinking="false" loext:padding="0cm" loext:border="none"/>
    </style:style>
    <style:style style:name="T12" style:family="text">
      <style:text-properties style:text-line-through-style="none" style:text-line-through-type="none" style:font-name="Tahoma" style:text-underline-style="none" style:text-blinking="false" loext:padding="0cm" loext:border="none"/>
    </style:style>
    <style:style style:name="T13" style:family="text">
      <style:text-properties style:text-line-through-style="none" style:text-line-through-type="none" style:font-name="Tahoma" fo:font-size="12pt" style:text-underline-style="none" style:text-blinking="false" style:font-size-asian="12pt" style:font-size-complex="12pt" loext:padding="0cm" loext:border="none"/>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002cm" fo:border="none" style:mirror="none" fo:clip="rect(-0.016cm, -0.016cm, -0.016cm, -0.01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8">Curso Técnico em Redes de Computadores</text:p>
      <text:p text:style-name="P9"/>
      <text:p text:style-name="P11"/>
      <text:p text:style-name="P11"/>
      <text:p text:style-name="P11"/>
      <text:p text:style-name="P11"/>
      <text:p text:style-name="P11"/>
      <text:p text:style-name="P4">Cássio de Albuquerque</text:p>
      <text:p text:style-name="P5"/>
      <text:p text:style-name="P12"/>
      <text:p text:style-name="P12"/>
      <text:p text:style-name="P14"/>
      <text:p text:style-name="P14"/>
      <text:p text:style-name="P17">Interconexão de Redes</text:p>
      <text:p text:style-name="P12"/>
      <text:p text:style-name="P12"/>
      <text:p text:style-name="P12"/>
      <text:p text:style-name="P12"/>
      <text:p text:style-name="P12"/>
      <text:p text:style-name="P12"/>
      <text:p text:style-name="P12"/>
      <text:p text:style-name="P12"/>
      <text:p text:style-name="P13">São Paulo - <text:s/>SP</text:p>
      <text:p text:style-name="P13">202<text:span text:style-name="T1">2</text:span></text:p>
      <text:p text:style-name="P10"/>
      <text:p text:style-name="P4">Cássio de Albuquerque</text:p>
      <text:p text:style-name="P10"><text:soft-page-break/></text:p>
      <text:p text:style-name="P16">Atividade Proposta</text:p>
      <text:p text:style-name="P15"/>
      <text:p text:style-name="P18"><text:span text:style-name="T10">1) </text:span><text:span text:style-name="T3">Para executar a primeira atividade dessa situação de aprendizagem, você deve pesquisar na Internet quais requisitos são exigidos de uma empresa para que ela possa obter um número de sistema autônomo junto ao órgão de registro de Internet.</text:span></text:p>
      <text:p text:style-name="P21"><text:span text:style-name="T2"/></text:p>
      <text:p text:style-name="P22"><text:span text:style-name="T2"/></text:p>
      <text:p text:style-name="P19"><text:span text:style-name="T4">Definição</text:span></text:p>
      <text:p text:style-name="P22"><text:span text:style-name="T2"/></text:p>
      <text:p text:style-name="P22"><text:span text:style-name="T2">Sistemas autônomo nada mais são do que redes ou conjunto de redes que estão sob uma mesma gestão. </text:span></text:p>
      <text:p text:style-name="P22"><text:span text:style-name="T2"/></text:p>
      <text:p text:style-name="P19"><text:span text:style-name="T4">Vantagens de ter um Sistema Autônomo</text:span></text:p>
      <text:p text:style-name="P19"><text:span text:style-name="T4"/></text:p>
      <text:p text:style-name="P23"><text:span text:style-name="T4">Uso de IP portável – a empresa não precisa de um provedor externo.</text:span></text:p>
      <text:p text:style-name="P23"><text:span text:style-name="T4">Espaço de endereçamento próprio</text:span></text:p>
      <text:p text:style-name="P23"><text:span text:style-name="T4">Redundância – pode utilizar mais de um fornecedor de trânsito.</text:span></text:p>
      <text:p text:style-name="P23"><text:span text:style-name="T4">Possibilidade de participar de um IX ( Internet Exchange )</text:span></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pan text:style-name="T4"/></text:p>
      <text:p text:style-name="P23"><text:soft-page-break/><text:span text:style-name="T4"/></text:p>
      <text:p text:style-name="P23"><text:span text:style-name="T4"/></text:p>
      <text:p text:style-name="P20"><text:span text:style-name="T4">Custos para se ter um Sistema Autônomo</text:span></text:p>
      <text:p text:style-name="P20"><text:span text:style-name="T4"/></text:p>
      <text:p text:style-name="P20"><text:span text:style-name="T4"/></text:p>
      <text:p text:style-name="P24"><text:span text:style-name="T4">Tendo em vista que há mais de uma organização responsável pelo fornecimento de serviço para se ter um Sistema Autônomo, adotei como referência uma empresa conhecida, Registro.br, e os seus custos. </text:span></text:p>
      <text:p text:style-name="P24"><text:span text:style-name="T4"/></text:p>
      <text:p text:style-name="P29"><text:span text:style-name="T7"/></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P34">CATEGORIA</text:p>
            </table:table-cell>
            <table:table-cell table:style-name="Tabela1.A1" office:value-type="string">
              <text:p text:style-name="P34">TAMANHO/PREFIXOS</text:p>
            </table:table-cell>
            <table:table-cell table:style-name="Tabela1.A1" office:value-type="string">
              <text:p text:style-name="P34">CUSTO INICIAL/RENOVAÇÃO</text:p>
            </table:table-cell>
          </table:table-row>
        </table:table-header-rows>
        <table:table-row>
          <table:table-cell table:style-name="Tabela1.A1" office:value-type="string">
            <text:p text:style-name="P32"><text:span text:style-name="Strong_20_Emphasis"><text:span text:style-name="T13">Nano</text:span></text:span></text:p>
          </table:table-cell>
          <table:table-cell table:style-name="Tabela1.A1" office:value-type="string">
            <text:p text:style-name="P32"><text:span text:style-name="Strong_20_Emphasis"><text:span text:style-name="T13">IPv4:</text:span></text:span><text:span text:style-name="T13"> menor que /22</text:span></text:p>
          </table:table-cell>
          <table:table-cell table:style-name="Tabela1.A1" office:value-type="string">
            <text:p text:style-name="P31">R$ 3.300,00</text:p>
          </table:table-cell>
        </table:table-row>
        <table:table-row>
          <table:table-cell table:style-name="Tabela1.A1" office:value-type="string">
            <text:p text:style-name="P32"><text:span text:style-name="Strong_20_Emphasis"><text:span text:style-name="T13">Micro</text:span></text:span></text:p>
          </table:table-cell>
          <table:table-cell table:style-name="Tabela1.A1" office:value-type="string">
            <text:p text:style-name="P32"><text:span text:style-name="Strong_20_Emphasis"><text:span text:style-name="T13">IPv4:</text:span></text:span><text:span text:style-name="T13"> menor que /20</text:span></text:p>
          </table:table-cell>
          <table:table-cell table:style-name="Tabela1.A1" office:value-type="string">
            <text:p text:style-name="P31">R$ 5.500,00</text:p>
          </table:table-cell>
        </table:table-row>
        <table:table-row>
          <table:table-cell table:style-name="Tabela1.A1" office:value-type="string">
            <text:p text:style-name="P32"><text:span text:style-name="Strong_20_Emphasis"><text:span text:style-name="T13">Small</text:span></text:span></text:p>
          </table:table-cell>
          <table:table-cell table:style-name="Tabela1.A1" office:value-type="string">
            <text:p text:style-name="P32"><text:span text:style-name="Strong_20_Emphasis"><text:span text:style-name="T13">IPv4:</text:span></text:span><text:span text:style-name="T13"> menor que /18 e/ou </text:span><text:span text:style-name="Strong_20_Emphasis"><text:span text:style-name="T13">IPv6:</text:span></text:span><text:span text:style-name="T13"> menor igual que /32</text:span></text:p>
          </table:table-cell>
          <table:table-cell table:style-name="Tabela1.A1" office:value-type="string">
            <text:p text:style-name="P31">R$ 11.550,00</text:p>
          </table:table-cell>
        </table:table-row>
        <table:table-row>
          <table:table-cell table:style-name="Tabela1.A1" office:value-type="string">
            <text:p text:style-name="P32"><text:span text:style-name="Strong_20_Emphasis"><text:span text:style-name="T13">Small IPv6 Only</text:span></text:span></text:p>
          </table:table-cell>
          <table:table-cell table:style-name="Tabela1.A1" office:value-type="string">
            <text:p text:style-name="P32"><text:span text:style-name="Strong_20_Emphasis"><text:span text:style-name="T13">IPv4:</text:span></text:span><text:span text:style-name="T13"> nenhum bloco </text:span><text:span text:style-name="Strong_20_Emphasis"><text:span text:style-name="T13">IPv6:</text:span></text:span><text:span text:style-name="T13"> menor igual que /32</text:span></text:p>
          </table:table-cell>
          <table:table-cell table:style-name="Tabela1.A1" office:value-type="string">
            <text:p text:style-name="P31">R$ 4.400,00</text:p>
          </table:table-cell>
        </table:table-row>
        <table:table-row>
          <table:table-cell table:style-name="Tabela1.A1" office:value-type="string">
            <text:p text:style-name="P32"><text:span text:style-name="Strong_20_Emphasis"><text:span text:style-name="T13">Medium</text:span></text:span></text:p>
          </table:table-cell>
          <table:table-cell table:style-name="Tabela1.A1" office:value-type="string">
            <text:p text:style-name="P32"><text:span text:style-name="Strong_20_Emphasis"><text:span text:style-name="T13">IPv4:</text:span></text:span><text:span text:style-name="T13"> menor que /16 e/ou </text:span><text:span text:style-name="Strong_20_Emphasis"><text:span text:style-name="T13">IPv6:</text:span></text:span><text:span text:style-name="T13"> menor que /30</text:span></text:p>
          </table:table-cell>
          <table:table-cell table:style-name="Tabela1.A1" office:value-type="string">
            <text:p text:style-name="P31">R$ 31.350,00</text:p>
          </table:table-cell>
        </table:table-row>
        <table:table-row>
          <table:table-cell table:style-name="Tabela1.A1" office:value-type="string">
            <text:p text:style-name="P32"><text:span text:style-name="Strong_20_Emphasis"><text:span text:style-name="T13">Large</text:span></text:span></text:p>
          </table:table-cell>
          <table:table-cell table:style-name="Tabela1.A1" office:value-type="string">
            <text:p text:style-name="P32"><text:span text:style-name="Strong_20_Emphasis"><text:span text:style-name="T13">IPv4:</text:span></text:span><text:span text:style-name="T13"> menor que /14 e/ou </text:span><text:span text:style-name="Strong_20_Emphasis"><text:span text:style-name="T13">IPv6:</text:span></text:span><text:span text:style-name="T13"> menor que /28</text:span></text:p>
          </table:table-cell>
          <table:table-cell table:style-name="Tabela1.A1" office:value-type="string">
            <text:p text:style-name="P31">R$ 77.000,00</text:p>
          </table:table-cell>
        </table:table-row>
        <table:table-row>
          <table:table-cell table:style-name="Tabela1.A1" office:value-type="string">
            <text:p text:style-name="P32"><text:span text:style-name="Strong_20_Emphasis"><text:span text:style-name="T13">X-Large</text:span></text:span></text:p>
          </table:table-cell>
          <table:table-cell table:style-name="Tabela1.A1" office:value-type="string">
            <text:p text:style-name="P32"><text:span text:style-name="Strong_20_Emphasis"><text:span text:style-name="T13">IPv4:</text:span></text:span><text:span text:style-name="T13"> menor que /12 e/ou </text:span><text:span text:style-name="Strong_20_Emphasis"><text:span text:style-name="T13">IPv6:</text:span></text:span><text:span text:style-name="T13"> menor que /26</text:span></text:p>
          </table:table-cell>
          <table:table-cell table:style-name="Tabela1.A1" office:value-type="string">
            <text:p text:style-name="P31">R$ 154.000,00</text:p>
          </table:table-cell>
        </table:table-row>
        <table:table-row>
          <table:table-cell table:style-name="Tabela1.A1" office:value-type="string">
            <text:p text:style-name="P32"><text:span text:style-name="Strong_20_Emphasis"><text:span text:style-name="T13">2X-Large</text:span></text:span></text:p>
          </table:table-cell>
          <table:table-cell table:style-name="Tabela1.A1" office:value-type="string">
            <text:p text:style-name="P32"><text:span text:style-name="Strong_20_Emphasis"><text:span text:style-name="T13">IPv4:</text:span></text:span><text:span text:style-name="T13"> menor que /11</text:span></text:p>
          </table:table-cell>
          <table:table-cell table:style-name="Tabela1.A1" office:value-type="string">
            <text:p text:style-name="P31">R$ 247.500,00</text:p>
          </table:table-cell>
        </table:table-row>
        <text:soft-page-break/>
        <table:table-row>
          <table:table-cell table:style-name="Tabela1.A1" office:value-type="string">
            <text:p text:style-name="P32"><text:span text:style-name="Strong_20_Emphasis"><text:span text:style-name="T13">2X-Large</text:span></text:span></text:p>
          </table:table-cell>
          <table:table-cell table:style-name="Tabela1.A1" office:value-type="string">
            <text:p text:style-name="P32"><text:span text:style-name="Strong_20_Emphasis"><text:span text:style-name="T13">IPv4:</text:span></text:span><text:span text:style-name="T13">menor que 2/11 e/ou</text:span><text:span text:style-name="Strong_20_Emphasis"><text:span text:style-name="T13">IPv6:</text:span></text:span><text:span text:style-name="T13">menor que /24</text:span></text:p>
          </table:table-cell>
          <table:table-cell table:style-name="Tabela1.A1" office:value-type="string">
            <text:p text:style-name="P31">R$ 357.500,00</text:p>
          </table:table-cell>
        </table:table-row>
        <table:table-row>
          <table:table-cell table:style-name="Tabela1.A1" office:value-type="string">
            <text:p text:style-name="P32"><text:span text:style-name="Strong_20_Emphasis"><text:span text:style-name="T13">3X-Large</text:span></text:span></text:p>
          </table:table-cell>
          <table:table-cell table:style-name="Tabela1.A1" office:value-type="string">
            <text:p text:style-name="P32"><text:span text:style-name="Strong_20_Emphasis"><text:span text:style-name="T13">IPv4:</text:span></text:span><text:span text:style-name="T13">menor que 3/11</text:span></text:p>
          </table:table-cell>
          <table:table-cell table:style-name="Tabela1.A1" office:value-type="string">
            <text:p text:style-name="P31">R$ 467.500,00</text:p>
          </table:table-cell>
        </table:table-row>
        <table:table-row>
          <table:table-cell table:style-name="Tabela1.A1" office:value-type="string">
            <text:p text:style-name="P32"><text:span text:style-name="Strong_20_Emphasis"><text:span text:style-name="T13">3X-Large</text:span></text:span></text:p>
          </table:table-cell>
          <table:table-cell table:style-name="Tabela1.A1" office:value-type="string">
            <text:p text:style-name="P32"><text:span text:style-name="Strong_20_Emphasis"><text:span text:style-name="T13">IPv4:</text:span></text:span><text:span text:style-name="T13">menor que 4/11 e/ou</text:span><text:span text:style-name="Strong_20_Emphasis"><text:span text:style-name="T13">IPv6:</text:span></text:span><text:span text:style-name="T13">menor que /22</text:span></text:p>
          </table:table-cell>
          <table:table-cell table:style-name="Tabela1.A1" office:value-type="string">
            <text:p text:style-name="P31">R$ 577.500,00</text:p>
          </table:table-cell>
        </table:table-row>
        <table:table-row>
          <table:table-cell table:style-name="Tabela1.A1" office:value-type="string">
            <text:p text:style-name="P32"><text:span text:style-name="Strong_20_Emphasis"><text:span text:style-name="T13">4X-Large</text:span></text:span></text:p>
          </table:table-cell>
          <table:table-cell table:style-name="Tabela1.A1" office:value-type="string">
            <text:p text:style-name="P32"><text:span text:style-name="Strong_20_Emphasis"><text:span text:style-name="T13">IPv4:</text:span></text:span><text:span text:style-name="T13">menor que 5/11</text:span></text:p>
          </table:table-cell>
          <table:table-cell table:style-name="Tabela1.A1" office:value-type="string">
            <text:p text:style-name="P31">R$ 687.500,00</text:p>
          </table:table-cell>
        </table:table-row>
        <table:table-row>
          <table:table-cell table:style-name="Tabela1.A1" office:value-type="string">
            <text:p text:style-name="P32"><text:span text:style-name="Strong_20_Emphasis"><text:span text:style-name="T13">4X-Large</text:span></text:span></text:p>
          </table:table-cell>
          <table:table-cell table:style-name="Tabela1.A1" office:value-type="string">
            <text:p text:style-name="P32"><text:span text:style-name="Strong_20_Emphasis"><text:span text:style-name="T13">IPv4:</text:span></text:span><text:span text:style-name="T13">menor que 6/11</text:span></text:p>
          </table:table-cell>
          <table:table-cell table:style-name="Tabela1.A1" office:value-type="string">
            <text:p text:style-name="P31">R$ 797.500,00</text:p>
          </table:table-cell>
        </table:table-row>
        <table:table-row>
          <table:table-cell table:style-name="Tabela1.A1" office:value-type="string">
            <text:p text:style-name="P32"><text:span text:style-name="Strong_20_Emphasis"><text:span text:style-name="T13">4X-Large</text:span></text:span></text:p>
          </table:table-cell>
          <table:table-cell table:style-name="Tabela1.A1" office:value-type="string">
            <text:p text:style-name="P32"><text:span text:style-name="Strong_20_Emphasis"><text:span text:style-name="T13">IPv4:</text:span></text:span><text:span text:style-name="T13">menor que 7/11</text:span></text:p>
          </table:table-cell>
          <table:table-cell table:style-name="Tabela1.A1" office:value-type="string">
            <text:p text:style-name="P31">R$ 907.500,00</text:p>
          </table:table-cell>
        </table:table-row>
        <table:table-row>
          <table:table-cell table:style-name="Tabela1.A1" office:value-type="string">
            <text:p text:style-name="P32"><text:span text:style-name="Strong_20_Emphasis"><text:span text:style-name="T13">4X-Large</text:span></text:span></text:p>
          </table:table-cell>
          <table:table-cell table:style-name="Tabela1.A1" office:value-type="string">
            <text:p text:style-name="P32"><text:span text:style-name="Strong_20_Emphasis"><text:span text:style-name="T13">IPv4:</text:span></text:span><text:span text:style-name="T13">menor que 8/11 e/ou</text:span><text:span text:style-name="Strong_20_Emphasis"><text:span text:style-name="T13">IPv6:</text:span></text:span><text:span text:style-name="T13">menor que /20</text:span></text:p>
          </table:table-cell>
          <table:table-cell table:style-name="Tabela1.A1" office:value-type="string">
            <text:p text:style-name="P31">R$ 1.01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9/11</text:span></text:p>
          </table:table-cell>
          <table:table-cell table:style-name="Tabela1.A1" office:value-type="string">
            <text:p text:style-name="P31">R$ 1.12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0/11</text:span></text:p>
          </table:table-cell>
          <table:table-cell table:style-name="Tabela1.A1" office:value-type="string">
            <text:p text:style-name="P31">R$ 1.23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1/11</text:span></text:p>
          </table:table-cell>
          <table:table-cell table:style-name="Tabela1.A1" office:value-type="string">
            <text:p text:style-name="P31">R$ 1.34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2/11</text:span></text:p>
          </table:table-cell>
          <table:table-cell table:style-name="Tabela1.A1" office:value-type="string">
            <text:p text:style-name="P31">R$ 1.45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3/11</text:span></text:p>
          </table:table-cell>
          <table:table-cell table:style-name="Tabela1.A1" office:value-type="string">
            <text:p text:style-name="P31">R$ 1.56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4/11</text:span></text:p>
          </table:table-cell>
          <table:table-cell table:style-name="Tabela1.A1" office:value-type="string">
            <text:p text:style-name="P31">R$ 1.67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5/11</text:span></text:p>
          </table:table-cell>
          <table:table-cell table:style-name="Tabela1.A1" office:value-type="string">
            <text:p text:style-name="P31">R$ 1.787.500,00</text:p>
          </table:table-cell>
        </table:table-row>
        <table:table-row>
          <table:table-cell table:style-name="Tabela1.A1" office:value-type="string">
            <text:p text:style-name="P32"><text:span text:style-name="Strong_20_Emphasis"><text:span text:style-name="T13">5X-Large</text:span></text:span></text:p>
          </table:table-cell>
          <table:table-cell table:style-name="Tabela1.A1" office:value-type="string">
            <text:p text:style-name="P32"><text:span text:style-name="Strong_20_Emphasis"><text:span text:style-name="T13">IPv4:</text:span></text:span><text:span text:style-name="T13">menor que 16/11 e/ou</text:span><text:span text:style-name="Strong_20_Emphasis"><text:span text:style-name="T13">IPv6:</text:span></text:span><text:span text:style-name="T13">menor que /19</text:span></text:p>
          </table:table-cell>
          <table:table-cell table:style-name="Tabela1.A1" office:value-type="string">
            <text:p text:style-name="P31">R$ 1.897.500,00</text:p>
          </table:table-cell>
        </table:table-row>
        <table:table-row table:style-name="Tabela1.25">
          <table:table-cell table:style-name="Tabela1.A1" office:value-type="string">
            <text:p text:style-name="P32"><text:span text:style-name="Strong_20_Emphasis"><text:span text:style-name="T13">6X-Large</text:span></text:span></text:p>
          </table:table-cell>
          <table:table-cell table:style-name="Tabela1.A1" office:value-type="string">
            <text:p text:style-name="P32"><text:span text:style-name="Strong_20_Emphasis"><text:span text:style-name="T13">IPv4:</text:span></text:span><text:span text:style-name="T13">menor que 17/11 e/ou</text:span><text:span text:style-name="Strong_20_Emphasis"><text:span text:style-name="T13">IPv6:</text:span></text:span><text:span text:style-name="T13">maior igual que /19</text:span></text:p>
          </table:table-cell>
          <table:table-cell table:style-name="Tabela1.A1" office:value-type="string">
            <text:p text:style-name="P31">R$ 2.007.500,00</text:p>
          </table:table-cell>
        </table:table-row>
      </table:table>
      <text:p text:style-name="P30"><text:span text:style-name="T8"/></text:p>
      <text:p text:style-name="P30"><text:soft-page-break/><text:span text:style-name="T8"/></text:p>
      <text:p text:style-name="P27"><text:span text:style-name="T8">Referências:</text:span></text:p>
      <text:p text:style-name="P27"><text:a xlink:type="simple" xlink:href="https://registro.br/tecnologia/numeracao/custos/" text:style-name="Internet_20_link" text:visited-style-name="Visited_20_Internet_20_Link"><text:span text:style-name="T8">https://registro.br/tecnologia/numeracao/custos/</text:span></text:a></text:p>
      <text:p text:style-name="P27"><text:span text:style-name="T8">https://www.upx.com/post/qual-e-a-importancia-de-ser-um-sistema-autonom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ans-serif"/>
    <style:font-face style:name="Mangal1" svg:font-family="Mangal"/>
    <style:font-face style:name="Neon Sans 400 Normal" svg:font-family="'Neon Sans 400 Normal', sans-serif"/>
    <style:font-face style:name="Roboto1" svg:font-family="Roboto, Arial"/>
    <style:font-face style:name="Roboto" svg:font-family="Roboto, sans-serif"/>
    <style:font-face style:name="Verdana" svg:font-family="Verdana, Georgia, 'Times New Roman', Times, serif"/>
    <style:font-face style:name="open sans" svg:font-family="'open sans', sans-serif"/>
    <style:font-face style:name="Arial1" svg:font-family="Arial" style:font-family-generic="swiss"/>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Arial" style:font-family-generic="swiss" style:font-pitch="variable"/>
    <style:font-face style:name="Spranq eco sans" svg:font-family="'Spranq eco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top="0.176cm" fo:margin-bottom="0.176cm" loext:contextual-spacing="false"/>
      <style:text-properties fo:font-size="13.5pt" fo:font-weight="bold" style:font-size-asian="13.5pt" style:font-weight-asian="bold" style:font-size-complex="13.5pt" style:font-weight-complex="bold"/>
    </style:style>
    <style:style style:name="Normal_20__28_Web_29_" style:display-name="Normal (Web)" style:family="paragraph" style:parent-style-name="Standard">
      <style:paragraph-properties fo:margin-top="0.176cm" fo:margin-bottom="0.176cm" loext: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punctuation-wrap="hanging" style:line-break="strict" style:writing-mode="lr-tb"/>
      <style:text-properties fo:color="#000000"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List_20_Paragraph" style:display-name="List Paragraph" style:family="paragraph" style:parent-style-name="Standard">
      <style:paragraph-properties fo:margin-left="1.27cm" fo:margin-right="0cm" fo:margin-top="0cm" fo:margin-bottom="0.282cm" loext:contextual-spacing="true"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onte_20_parág._20_padrão" style:display-name="Fonte parág. padrão" style:family="text"/>
    <style:style style:name="Page_20_Number" style:display-name="Page Number" style:family="text" style:parent-style-name="Fonte_20_parág._20_padrão"/>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z1" style:num-suffix="." style:num-format="">
        <style:list-level-properties text:list-level-position-and-space-mode="label-alignment">
          <style:list-level-label-alignment text:label-followed-by="nothing"/>
        </style:list-level-properties>
      </text:outline-level-style>
      <text:outline-level-style text:level="3" text:style-name="WW8Num1z2" style:num-suffix="."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
        <style:list-level-properties text:list-level-position-and-space-mode="label-alignment">
          <style:list-level-label-alignment text:label-followed-by="nothing"/>
        </style:list-level-properties>
      </text:list-level-style-number>
      <text:list-level-style-number text:level="2" text:style-name="WW8Num1z1" style:num-suffix="." style:num-format="">
        <style:list-level-properties text:list-level-position-and-space-mode="label-alignment">
          <style:list-level-label-alignment text:label-followed-by="nothing"/>
        </style:list-level-properties>
      </text:list-level-style-number>
      <text:list-level-style-number text:level="3" text:style-name="WW8Num1z2" style:num-suffix="." style:num-format="">
        <style:list-level-properties text:list-level-position-and-space-mode="label-alignment">
          <style:list-level-label-alignment text:label-followed-by="nothing"/>
        </style:list-level-properties>
      </text:list-level-style-number>
      <text:list-level-style-number text:level="4" text:style-name="WW8Num1z3" style:num-suffix="." style:num-format="">
        <style:list-level-properties text:list-level-position-and-space-mode="label-alignment">
          <style:list-level-label-alignment text:label-followed-by="nothing"/>
        </style:list-level-properties>
      </text:list-level-style-number>
      <text:list-level-style-number text:level="5" text:style-name="WW8Num1z4" style:num-suffix="." style:num-format="">
        <style:list-level-properties text:list-level-position-and-space-mode="label-alignment">
          <style:list-level-label-alignment text:label-followed-by="nothing"/>
        </style:list-level-properties>
      </text:list-level-style-number>
      <text:list-level-style-number text:level="6" text:style-name="WW8Num1z5" style:num-suffix="." style:num-format="">
        <style:list-level-properties text:list-level-position-and-space-mode="label-alignment">
          <style:list-level-label-alignment text:label-followed-by="nothing"/>
        </style:list-level-properties>
      </text:list-level-style-number>
      <text:list-level-style-number text:level="7" text:style-name="WW8Num1z6" style:num-suffix="." style:num-format="">
        <style:list-level-properties text:list-level-position-and-space-mode="label-alignment">
          <style:list-level-label-alignment text:label-followed-by="nothing"/>
        </style:list-level-properties>
      </text:list-level-style-number>
      <text:list-level-style-number text:level="8" text:style-name="WW8Num1z7" style:num-suffix="." style:num-format="">
        <style:list-level-properties text:list-level-position-and-space-mode="label-alignment">
          <style:list-level-label-alignment text:label-followed-by="nothing"/>
        </style:list-level-properties>
      </text:list-level-style-number>
      <text:list-level-style-number text:level="9" text:style-name="WW8Num1z8" style:num-suffix="."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listtab" fo:text-indent="-0.635cm" fo:margin-left="1.884cm"/>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fo:text-indent="-1.27cm" fo:margin-left="3.768cm"/>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fo:text-indent="-1.905cm" fo:margin-left="6.9cm"/>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fo:text-indent="-2.54cm" fo:margin-left="8.784cm"/>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listtab" fo:text-indent="-2.54cm" fo:margin-left="10.033cm"/>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listtab" fo:text-indent="-3.175cm" fo:margin-left="11.917cm"/>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listtab"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loext:graphic-properties draw:fill="solid" draw:fill-color="#ffffff"/>
      <style:paragraph-properties fo:margin-left="0cm" fo:margin-right="0.101cm" fo:text-align="center" style:justify-single-word="false" fo:orphans="2" fo:widows="2" fo:text-indent="0cm" style:auto-text-indent="false" fo:background-color="#ffffff" style:writing-mode="lr-tb">
        <style:tab-stops>
          <style:tab-stop style:position="13.176cm"/>
          <style:tab-stop style:position="13.996cm"/>
        </style:tab-stops>
      </style:paragraph-properties>
      <style:text-properties style:font-name="Spranq eco sans" fo:font-size="9pt" fo:language="none" fo:country="none" style:font-size-asian="9pt" style:language-asian="none" style:country-asian="none" style:font-name-complex="Spranq eco sans" style:font-size-complex="9pt"/>
    </style:style>
    <style:style style:name="MP2"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style:font-name="Spranq eco sans" fo:font-size="9pt" fo:language="none" fo:country="none" fo:font-weight="bold" style:font-size-asian="9pt" style:language-asian="none" style:country-asian="none" style:font-weight-asian="bold" style:font-name-complex="Spranq eco sans" style:font-size-complex="9pt"/>
    </style:style>
    <style:style style:name="MP3" style:family="paragraph" style:parent-style-name="Standard">
      <loext:graphic-properties draw:fill="solid" draw:fill-color="#ffffff"/>
      <style:paragraph-properties fo:margin-left="-0.3cm" fo:margin-right="0.199cm" fo:text-align="center" style:justify-single-word="false" fo:orphans="2" fo:widows="2" fo:text-indent="0.101cm" style:auto-text-indent="false" fo:background-color="#ffffff" style:writing-mode="lr-tb">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MP4" style:family="paragraph" style:parent-style-name="Standard">
      <style:paragraph-properties fo:margin-left="0cm" fo:margin-right="0cm" fo:text-align="center" style:justify-single-word="false" fo:text-indent="0cm" style:auto-text-indent="false">
        <style:tab-stops>
          <style:tab-stop style:position="0cm"/>
        </style:tab-stops>
      </style:paragraph-properties>
      <style:text-properties fo:color="#2a6099" style:font-name="Tahoma" fo:font-size="10pt" style:text-underline-style="none" fo:font-weight="normal" style:font-size-asian="10pt" style:font-weight-asian="normal" style:font-name-complex="Tahoma" style:font-size-complex="10pt" style:font-weight-complex="normal"/>
    </style:style>
    <style:style style:name="MP5" style:family="paragraph" style:parent-style-name="Standard">
      <loext:graphic-properties draw:fill="solid" draw:fill-color="#ffffff"/>
      <style:paragraph-properties fo:margin-left="0cm" fo:margin-right="0.199cm" fo:text-align="end" style:justify-single-word="false" fo:orphans="2" fo:widows="2" fo:text-indent="0cm" style:auto-text-indent="false" fo:background-color="#ffffff" style:writing-mode="lr-tb">
        <style:tab-stops>
          <style:tab-stop style:position="0cm"/>
        </style:tab-stops>
      </style:paragraph-properties>
      <style:text-properties fo:color="#2a6099" style:font-name="Tahoma" fo:font-size="10pt" style:text-underline-style="none" fo:font-weight="normal" officeooo:paragraph-rsid="00280c31" style:font-size-asian="10pt" style:font-weight-asian="normal" style:font-name-complex="Tahoma" style:font-size-complex="10pt" style:font-weight-complex="normal"/>
    </style:style>
    <style:style style:name="Mfr1"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style:background-transparency="100%" draw:fill="solid" draw:fill-color="#ffffff" draw:opacity="0%" fo:padding="0.002cm" fo:border="none" style:mirror="none" fo:clip="rect(-0.016cm, -0.016cm, -0.016cm, -0.0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header>
        <text:p text:style-name="MP1"><draw:frame draw:style-name="Mfr1" draw:name="Figura1" text:anchor-type="char" svg:x="4.475cm" svg:y="-0.995cm" svg:width="6.059cm" svg:height="1.349cm" draw:z-index="4"><draw:image xlink:href="Pictures/10000000000001900000005ADEEB3CF6DB2156F4.png" xlink:type="simple" xlink:show="embed" xlink:actuate="onLoad" loext:mime-type="image/png"/></draw:frame></text:p>
        <text:p text:style-name="MP2"/>
        <text:p text:style-name="MP3">Escola Senai “Roberto Simonsen”</text:p>
        <text:p text:style-name="MP4">Curso Técnico em Redes de Computadores</text:p>
        <text:p text:style-name="MP4"/>
        <text:p text:style-name="MP4"/>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o_Outros_Setores_Novo_Brasão</dc:title>
    <meta:creation-date>2017-10-20T14:48:00</meta:creation-date>
    <dc:date>2022-04-04T21:50:31.847000000</dc:date>
    <meta:print-date>1995-11-21T17:41:00</meta:print-date>
    <meta:editing-cycles>66</meta:editing-cycles>
    <meta:editing-duration>P1DT22H38M41S</meta:editing-duration>
    <meta:generator>LibreOffice/6.2.7.1$Windows_X86_64 LibreOffice_project/23edc44b61b830b7d749943e020e96f5a7df63bf</meta:generator>
    <meta:initial-creator>Marcia Sarraf Mercadante</meta:initial-creator>
    <meta:document-statistic meta:table-count="1" meta:image-count="1" meta:object-count="0" meta:page-count="5" meta:paragraph-count="97" meta:word-count="371" meta:character-count="2445" meta:non-whitespace-character-count="2166"/>
  </office:meta>
</office:document-meta>
</file>